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3429in" svg:y="3.6787in">
            <draw:object draw:notify-on-update-of-ranges="Sheet1.A1:Sheet1.A1 Sheet1.B1:Sheet1.F1 Sheet1.A2:Sheet1.A2 Sheet1.B2:Sheet1.F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866in" svg:x="0in" svg:y="0.5331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6.2988in" svg:height="3.5429in" svg:x="8.2929in" svg:y="0.0283in">
            <draw:object draw:notify-on-update-of-ranges="Sheet1.A4:Sheet1.A4 Sheet1.B4:Sheet1.F4 Sheet1.A5:Sheet1.A5 Sheet1.B5:Sheet1.F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0.0787in" svg:height="0.1866in" svg:x="0in" svg:y="0.5331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0.0787in" svg:height="0.1866in" svg:x="0in" svg:y="1.0665in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0.4079in" svg:y="1.8512in">
            <draw:object draw:notify-on-update-of-ranges="Sheet1.A7:Sheet1.A7 Sheet1.B7:Sheet1.I7 Sheet1.A8:Sheet1.A8 Sheet1.B8:Sheet1.I8 Sheet1.A7:Sheet1.A7 Sheet1.B7:Sheet1.I7 Sheet1.A9:Sheet1.A9 Sheet1.B9:Sheet1.I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50000" calcext:value-type="float">
            <text:p>2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s_bisect</text:p>
          </table:table-cell>
          <table:table-cell office:value-type="float" office:value="3.218" calcext:value-type="float">
            <text:p>3.218</text:p>
          </table:table-cell>
          <table:table-cell office:value-type="float" office:value="9.376" calcext:value-type="float">
            <text:p>9.376</text:p>
          </table:table-cell>
          <table:table-cell office:value-type="float" office:value="19.672" calcext:value-type="float">
            <text:p>19.672</text:p>
          </table:table-cell>
          <table:table-cell office:value-type="float" office:value="35.112" calcext:value-type="float">
            <text:p>35.112</text:p>
          </table:table-cell>
          <table:table-cell office:value-type="float" office:value="63.254" calcext:value-type="float">
            <text:p>63.25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structions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s_heap</text:p>
          </table:table-cell>
          <table:table-cell office:value-type="float" office:value="2.808" calcext:value-type="float">
            <text:p>2.808</text:p>
          </table:table-cell>
          <table:table-cell office:value-type="float" office:value="7.561" calcext:value-type="float">
            <text:p>7.561</text:p>
          </table:table-cell>
          <table:table-cell office:value-type="float" office:value="14.723" calcext:value-type="float">
            <text:p>14.723</text:p>
          </table:table-cell>
          <table:table-cell office:value-type="float" office:value="22.696" calcext:value-type="float">
            <text:p>22.696</text:p>
          </table:table-cell>
          <table:table-cell office:value-type="float" office:value="29.949" calcext:value-type="float">
            <text:p>29.94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structions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isect</text:p>
          </table:table-cell>
          <table:table-cell office:value-type="float" office:value="3.218" calcext:value-type="float">
            <text:p>3.218</text:p>
          </table:table-cell>
          <table:table-cell office:value-type="float" office:value="9.376" calcext:value-type="float">
            <text:p>9.376</text:p>
          </table:table-cell>
          <table:table-cell office:value-type="float" office:value="19.672" calcext:value-type="float">
            <text:p>19.672</text:p>
          </table:table-cell>
          <table:table-cell office:value-type="float" office:value="35.112" calcext:value-type="float">
            <text:p>35.112</text:p>
          </table:table-cell>
          <table:table-cell office:value-type="float" office:value="63.254" calcext:value-type="float">
            <text:p>63.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q</text:p>
          </table:table-cell>
          <table:table-cell/>
          <table:table-cell office:value-type="float" office:value="2.808" calcext:value-type="float">
            <text:p>2.808</text:p>
          </table:table-cell>
          <table:table-cell table:number-columns-repeated="2"/>
          <table:table-cell office:value-type="float" office:value="7.561" calcext:value-type="float">
            <text:p>7.561</text:p>
          </table:table-cell>
          <table:table-cell office:value-type="float" office:value="14.723" calcext:value-type="float">
            <text:p>14.723</text:p>
          </table:table-cell>
          <table:table-cell office:value-type="float" office:value="22.696" calcext:value-type="float">
            <text:p>22.696</text:p>
          </table:table-cell>
          <table:table-cell office:value-type="float" office:value="29.949" calcext:value-type="float">
            <text:p>29.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1:41:36.944056700</meta:creation-date>
    <dc:date>2015-11-11T22:22:45.799988999</dc:date>
    <meta:editing-duration>P0D</meta:editing-duration>
    <meta:editing-cycles>1</meta:editing-cycles>
    <meta:document-statistic meta:table-count="1" meta:cell-count="45" meta:object-count="6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bisect</text:p>
        </chart:title>
        <chart:legend chart:legend-position="end" svg:x="12.248cm" svg:y="4.201cm" style:legend-expansion="high" chart:style-name="ch3"/>
        <chart:plot-area chart:style-name="ch4" table:cell-range-address="Sheet1.A1:Sheet1.F2" chart:data-source-has-labels="both" svg:x="1.331cm" svg:y="1.301cm" svg:width="10.597cm" svg:height="6.538cm">
          <chartooo:coordinate-region svg:x="1.952cm" svg:y="1.5cm" svg:width="9.42cm" svg:height="5.692cm"/>
          <chart:axis chart:dimension="x" chart:name="primary-x" chart:style-name="ch5" chartooo:axis-type="auto">
            <chart:title svg:x="5.328cm" svg:y="8.019cm" chart:style-name="ch6">
              <text:p>Number of nodes</text:p>
            </chart:title>
            <chart:categories table:cell-range-address="Sheet1.B1:Sheet1.F1"/>
          </chart:axis>
          <chart:axis chart:dimension="y" chart:name="primary-y" chart:style-name="ch5">
            <chart:title svg:x="0.451cm" svg:y="5.262cm" chart:style-name="ch7">
              <text:p>Seconds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scatter">
            <chart:domain table:cell-range-address="Sheet1.B1:Sheet1.F1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Sheet1.B1:Sheet1.F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50000">
                <text:p>150000</text:p>
              </table:table-cell>
              <table:table-cell office:value-type="float" office:value="200000">
                <text:p>200000</text:p>
              </table:table-cell>
              <table:table-cell office:value-type="float" office:value="250000">
                <text:p>250000</text:p>
              </table:table-cell>
            </table:table-row>
          </table:table-header-rows>
          <table:table-rows>
            <table:table-row>
              <table:table-cell office:value-type="string">
                <text:p>seconds_bisect</text:p>
                <draw:g>
                  <svg:desc>Sheet1.A2:Sheet1.A2</svg:desc>
                </draw:g>
              </table:table-cell>
              <table:table-cell office:value-type="float" office:value="3.218">
                <text:p>3.218</text:p>
                <draw:g>
                  <svg:desc>Sheet1.B2:Sheet1.F2</svg:desc>
                </draw:g>
              </table:table-cell>
              <table:table-cell office:value-type="float" office:value="9.376">
                <text:p>9.376</text:p>
              </table:table-cell>
              <table:table-cell office:value-type="float" office:value="19.672">
                <text:p>19.672</text:p>
              </table:table-cell>
              <table:table-cell office:value-type="float" office:value="35.112">
                <text:p>35.112</text:p>
              </table:table-cell>
              <table:table-cell office:value-type="float" office:value="63.254">
                <text:p>63.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heapq</text:p>
        </chart:title>
        <chart:legend chart:legend-position="end" svg:x="12.433cm" svg:y="4.201cm" style:legend-expansion="high" chart:style-name="ch3"/>
        <chart:plot-area chart:style-name="ch4" table:cell-range-address="Sheet1.A4:Sheet1.F5" chart:data-source-has-labels="column" svg:x="1.331cm" svg:y="1.301cm" svg:width="10.782cm" svg:height="6.538cm">
          <chartooo:coordinate-region svg:x="1.952cm" svg:y="1.5cm" svg:width="9.511cm" svg:height="5.692cm"/>
          <chart:axis chart:dimension="x" chart:name="primary-x" chart:style-name="ch5">
            <chart:title svg:x="5.421cm" svg:y="8.019cm" chart:style-name="ch6">
              <text:p>Number of nodes</text:p>
            </chart:title>
          </chart:axis>
          <chart:axis chart:dimension="y" chart:name="primary-y" chart:style-name="ch5">
            <chart:title svg:x="0.451cm" svg:y="5.262cm" chart:style-name="ch7">
              <text:p>Seconds</text:p>
            </chart:title>
            <chart:grid chart:style-name="ch8" chart:class="major"/>
          </chart:axis>
          <chart:series chart:style-name="ch9" chart:values-cell-range-address="Sheet1.B5:Sheet1.F5" chart:label-cell-address="Sheet1.A5:Sheet1.A5" chart:class="chart:scatter">
            <chart:domain table:cell-range-address="Sheet1.B4:Sheet1.F4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B4:Sheet1.F4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500000">
                <text:p>500000</text:p>
              </table:table-cell>
              <table:table-cell office:value-type="float" office:value="750000">
                <text:p>75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seconds_heap</text:p>
                <draw:g>
                  <svg:desc>Sheet1.A5:Sheet1.A5</svg:desc>
                </draw:g>
              </table:table-cell>
              <table:table-cell office:value-type="float" office:value="2.808">
                <text:p>2.808</text:p>
                <draw:g>
                  <svg:desc>Sheet1.B5:Sheet1.F5</svg:desc>
                </draw:g>
              </table:table-cell>
              <table:table-cell office:value-type="float" office:value="7.561">
                <text:p>7.561</text:p>
              </table:table-cell>
              <table:table-cell office:value-type="float" office:value="14.723">
                <text:p>14.723</text:p>
              </table:table-cell>
              <table:table-cell office:value-type="float" office:value="22.696">
                <text:p>22.696</text:p>
              </table:table-cell>
              <table:table-cell office:value-type="float" office:value="29.949">
                <text:p>29.9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bisect vs heapq</text:p>
        </chart:title>
        <chart:legend chart:legend-position="end" svg:x="13.73cm" svg:y="3.952cm" style:legend-expansion="high" chart:style-name="ch3"/>
        <chart:plot-area chart:style-name="ch4" table:cell-range-address="Sheet1.A7:Sheet1.I9" chart:data-source-has-labels="column" svg:x="1.331cm" svg:y="1.301cm" svg:width="12.079cm" svg:height="6.538cm">
          <chartooo:coordinate-region svg:x="1.952cm" svg:y="1.5cm" svg:width="10.808cm" svg:height="5.692cm"/>
          <chart:axis chart:dimension="x" chart:name="primary-x" chart:style-name="ch5">
            <chart:title svg:x="6.069cm" svg:y="8.019cm" chart:style-name="ch6">
              <text:p>Number of nodes</text:p>
            </chart:title>
          </chart:axis>
          <chart:axis chart:dimension="y" chart:name="primary-y" chart:style-name="ch5">
            <chart:title svg:x="0.451cm" svg:y="5.262cm" chart:style-name="ch7">
              <text:p>Seconds</text:p>
            </chart:title>
            <chart:grid chart:style-name="ch8" chart:class="major"/>
          </chart:axis>
          <chart:series chart:style-name="ch9" chart:values-cell-range-address="Sheet1.B8:Sheet1.I8" chart:label-cell-address="Sheet1.A8:Sheet1.A8" chart:class="chart:scatter">
            <chart:domain table:cell-range-address="Sheet1.B7:Sheet1.I7"/>
            <chart:data-point chart:repeated="8"/>
          </chart:series>
          <chart:series chart:style-name="ch10" chart:values-cell-range-address="Sheet1.B9:Sheet1.I9" chart:label-cell-address="Sheet1.A9:Sheet1.A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Sheet1.B7:Sheet1.I7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50000">
                <text:p>150000</text:p>
              </table:table-cell>
              <table:table-cell office:value-type="float" office:value="200000">
                <text:p>200000</text:p>
              </table:table-cell>
              <table:table-cell office:value-type="float" office:value="250000">
                <text:p>250000</text:p>
              </table:table-cell>
              <table:table-cell office:value-type="float" office:value="500000">
                <text:p>500000</text:p>
              </table:table-cell>
              <table:table-cell office:value-type="float" office:value="750000">
                <text:p>75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bisect</text:p>
                <draw:g>
                  <svg:desc>Sheet1.A8:Sheet1.A8</svg:desc>
                </draw:g>
              </table:table-cell>
              <table:table-cell office:value-type="float" office:value="3.218">
                <text:p>3.218</text:p>
                <draw:g>
                  <svg:desc>Sheet1.B8:Sheet1.I8</svg:desc>
                </draw:g>
              </table:table-cell>
              <table:table-cell office:value-type="float" office:value="9.376">
                <text:p>9.376</text:p>
              </table:table-cell>
              <table:table-cell office:value-type="float" office:value="19.672">
                <text:p>19.672</text:p>
              </table:table-cell>
              <table:table-cell office:value-type="float" office:value="35.112">
                <text:p>35.112</text:p>
              </table:table-cell>
              <table:table-cell office:value-type="float" office:value="63.254">
                <text:p>63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apq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I9</svg:desc>
                </draw:g>
              </table:table-cell>
              <table:table-cell office:value-type="float" office:value="2.808">
                <text:p>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1">
                <text:p>7.561</text:p>
              </table:table-cell>
              <table:table-cell office:value-type="float" office:value="14.723">
                <text:p>14.723</text:p>
              </table:table-cell>
              <table:table-cell office:value-type="float" office:value="22.696">
                <text:p>22.696</text:p>
              </table:table-cell>
              <table:table-cell office:value-type="float" office:value="29.949">
                <text:p>29.9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